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.91mm"/>
    </style:style>
    <style:style style:name="co3" style:family="table-column">
      <style:table-column-properties fo:break-before="auto" style:column-width="42.49mm"/>
    </style:style>
    <style:style style:name="co4" style:family="table-column">
      <style:table-column-properties fo:break-before="auto" style:column-width="35.91mm"/>
    </style:style>
    <style:style style:name="co5" style:family="table-column">
      <style:table-column-properties fo:break-before="auto" style:column-width="38.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7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estcase 1</text:p>
          </table:table-cell>
          <table:table-cell table:style-name="ce4" office:value-type="string" calcext:value-type="string">
            <text:p>periodeOver3Years</text:p>
          </table:table-cell>
          <table:table-cell table:style-name="ce10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totalInterestRate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11" office:value-type="string" calcext:value-type="string">
            <text:p>monthlyDownPayment</text:p>
          </table:table-cell>
          <table:table-cell table:style-name="ce8" table:formula="of:=(([.C6]-[.C7])*(([.E5]/100)/12))/(1-(1+(([.E5]/100)/12))^-[.C9])" office:value-type="float" office:value="2398.07535309065" calcext:value-type="float">
            <text:p>2398,08</text:p>
          </table:table-cell>
        </table:table-row>
        <table:table-row table:style-name="ro2">
          <table:table-cell/>
          <table:table-cell office:value-type="string" calcext:value-type="string">
            <text:p>downpayment</text:p>
          </table:table-cell>
          <table:table-cell table:style-name="ce7" office:value-type="float" office:value="20000" calcext:value-type="float">
            <text:p>20.000,00</text:p>
          </table:table-cell>
          <table:table-cell office:value-type="string" calcext:value-type="string">
            <text:p>oop</text:p>
          </table:table-cell>
          <table:table-cell table:style-name="ce13" table:formula="of:=(([.E6]*[.C9])-([.C6]-[.C7]))/([.C6]-[.C7])" office:value-type="percentage" office:value="0.199037676545323" calcext:value-type="percentage">
            <text:p>19,90%</text:p>
          </table:table-cell>
        </table:table-row>
        <table:table-row table:style-name="ro2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apr</text:p>
          </table:table-cell>
          <table:table-cell table:style-name="ce13" table:formula="of:=([.E7]/[.C9])*12" office:value-type="percentage" office:value="0.0597113029635969" calcext:value-type="percentage">
            <text:p>5,97%</text:p>
          </table:table-cell>
        </table:table-row>
        <table:table-row table:style-name="ro2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40" calcext:value-type="float">
            <text:p>40</text:p>
          </table:table-cell>
          <table:table-cell table:style-name="ce12"/>
          <table:table-cell table:style-name="ce9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estcase 2</text:p>
          </table:table-cell>
          <table:table-cell table:style-name="ce4" office:value-type="string" calcext:value-type="string">
            <text:p>periodeOf3Years</text:p>
          </table:table-cell>
          <table:table-cell table:style-name="ce10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totalInterestRate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11" office:value-type="string" calcext:value-type="string">
            <text:p>monthlyDownPayment</text:p>
          </table:table-cell>
          <table:table-cell table:style-name="ce8" table:formula="of:=(([.C15]-[.C16])*(([.E14]/100)/12))/(1-(1+(([.E14]/100)/12))^-[.C18])" office:value-type="float" office:value="2581.37497550701" calcext:value-type="float">
            <text:p>2581,37</text:p>
          </table:table-cell>
        </table:table-row>
        <table:table-row table:style-name="ro2">
          <table:table-cell/>
          <table:table-cell office:value-type="string" calcext:value-type="string">
            <text:p>downpayment</text:p>
          </table:table-cell>
          <table:table-cell table:style-name="ce7" office:value-type="float" office:value="20000" calcext:value-type="float">
            <text:p>20.000,00</text:p>
          </table:table-cell>
          <table:table-cell office:value-type="string" calcext:value-type="string">
            <text:p>oop</text:p>
          </table:table-cell>
          <table:table-cell table:style-name="ce13" table:formula="of:=(([.E15]*[.C18])-([.C15]-[.C16]))/([.C15]-[.C16])" office:value-type="percentage" office:value="0.161618738978153" calcext:value-type="percentage">
            <text:p>16,16%</text:p>
          </table:table-cell>
        </table:table-row>
        <table:table-row table:style-name="ro2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apr</text:p>
          </table:table-cell>
          <table:table-cell table:style-name="ce13" table:formula="of:=([.E16]/[.C18])*12" office:value-type="percentage" office:value="0.0538729129927177" calcext:value-type="percentage">
            <text:p>5,39%</text:p>
          </table:table-cell>
        </table:table-row>
        <table:table-row table:style-name="ro2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36" calcext:value-type="float">
            <text:p>36</text:p>
          </table:table-cell>
          <table:table-cell table:style-name="ce12"/>
          <table:table-cell table:style-name="ce9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estcase 3</text:p>
          </table:table-cell>
          <table:table-cell table:style-name="ce4" office:value-type="string" calcext:value-type="string">
            <text:p>periodeOf20Months</text:p>
          </table:table-cell>
          <table:table-cell table:style-name="ce10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totalInterestRate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11" office:value-type="string" calcext:value-type="string">
            <text:p>monthlyDownPayment</text:p>
          </table:table-cell>
          <table:table-cell table:style-name="ce8" table:formula="of:=(([.C24]-[.C25])*(([.E23]/100)/12))/(1-(1+(([.E23]/100)/12))^-[.C27])" office:value-type="float" office:value="3814.29440784083" calcext:value-type="float">
            <text:p>3814,29</text:p>
          </table:table-cell>
        </table:table-row>
        <table:table-row table:style-name="ro2">
          <table:table-cell/>
          <table:table-cell office:value-type="string" calcext:value-type="string">
            <text:p>downpayment</text:p>
          </table:table-cell>
          <table:table-cell table:style-name="ce7" office:value-type="float" office:value="30000" calcext:value-type="float">
            <text:p>30.000,00</text:p>
          </table:table-cell>
          <table:table-cell office:value-type="string" calcext:value-type="string">
            <text:p>oop</text:p>
          </table:table-cell>
          <table:table-cell table:style-name="ce13" table:formula="of:=(([.E24]*[.C27])-([.C24]-[.C25]))/([.C24]-[.C25])" office:value-type="percentage" office:value="0.0897984022402363" calcext:value-type="percentage">
            <text:p>8,98%</text:p>
          </table:table-cell>
        </table:table-row>
        <table:table-row table:style-name="ro2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apr</text:p>
          </table:table-cell>
          <table:table-cell table:style-name="ce13" table:formula="of:=([.E25]/[.C27])*12" office:value-type="percentage" office:value="0.0538790413441418" calcext:value-type="percentage">
            <text:p>5,39%</text:p>
          </table:table-cell>
        </table:table-row>
        <table:table-row table:style-name="ro2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estcase 4</text:p>
          </table:table-cell>
          <table:table-cell table:style-name="ce4" office:value-type="string" calcext:value-type="string">
            <text:p>downPaymentIsUnder20Percent</text:p>
          </table:table-cell>
          <table:table-cell table:style-name="ce10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Rejected</text:p>
          </table:table-cell>
          <table:table-cell table:style-name="ce8"/>
        </table:table-row>
        <table:table-row table:style-name="ro2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11"/>
          <table:table-cell table:style-name="ce8"/>
        </table:table-row>
        <table:table-row table:style-name="ro2">
          <table:table-cell/>
          <table:table-cell office:value-type="string" calcext:value-type="string">
            <text:p>downpayment</text:p>
          </table:table-cell>
          <table:table-cell table:style-name="ce7" office:value-type="float" office:value="10" calcext:value-type="float">
            <text:p>10,00</text:p>
          </table:table-cell>
          <table:table-cell/>
          <table:table-cell table:style-name="ce13"/>
        </table:table-row>
        <table:table-row table:style-name="ro2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style-name="ce11"/>
          <table:table-cell table:style-name="ce13"/>
        </table:table-row>
        <table:table-row table:style-name="ro2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estcase 5</text:p>
          </table:table-cell>
          <table:table-cell table:style-name="ce4" office:value-type="string" calcext:value-type="string">
            <text:p>downPaymentIs50Percent</text:p>
          </table:table-cell>
          <table:table-cell table:style-name="ce10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totalInterestRate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11" office:value-type="string" calcext:value-type="string">
            <text:p>monthlyDownPayment</text:p>
          </table:table-cell>
          <table:table-cell table:style-name="ce8" table:formula="of:=(([.C42]-[.C43])*(([.E41]/100)/12))/(1-(1+(([.E41]/100)/12))^-[.C45])" office:value-type="float" office:value="2701.53159697681" calcext:value-type="float">
            <text:p>2701,53</text:p>
          </table:table-cell>
        </table:table-row>
        <table:table-row table:style-name="ro2">
          <table:table-cell/>
          <table:table-cell office:value-type="string" calcext:value-type="string">
            <text:p>downpayment</text:p>
          </table:table-cell>
          <table:table-cell table:style-name="ce7" office:value-type="float" office:value="50000" calcext:value-type="float">
            <text:p>50.000,00</text:p>
          </table:table-cell>
          <table:table-cell office:value-type="string" calcext:value-type="string">
            <text:p>oop</text:p>
          </table:table-cell>
          <table:table-cell table:style-name="ce13" table:formula="of:=(([.E42]*[.C45])-([.C42]-[.C43]))/([.C42]-[.C43])" office:value-type="percentage" office:value="0.0806126387907253" calcext:value-type="percentage">
            <text:p>8,06%</text:p>
          </table:table-cell>
        </table:table-row>
        <table:table-row table:style-name="ro2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apr</text:p>
          </table:table-cell>
          <table:table-cell table:style-name="ce13" table:formula="of:=([.E43]/[.C45])*12" office:value-type="percentage" office:value="0.0483675832744352" calcext:value-type="percentage">
            <text:p>4,84%</text:p>
          </table:table-cell>
        </table:table-row>
        <table:table-row table:style-name="ro2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estcase 6</text:p>
          </table:table-cell>
          <table:table-cell table:style-name="ce4" office:value-type="string" calcext:value-type="string">
            <text:p>downPaymentIsAbove50Percent</text:p>
          </table:table-cell>
          <table:table-cell table:style-name="ce10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totalInterestRate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11" office:value-type="string" calcext:value-type="string">
            <text:p>monthlyDownPayment</text:p>
          </table:table-cell>
          <table:table-cell table:style-name="ce8" table:formula="of:=(([.C51]-[.C52])*(([.E50]/100)/12))/(1-(1+(([.E50]/100)/12))^-[.C54])" office:value-type="float" office:value="2161.22527758145" calcext:value-type="float">
            <text:p>2161,23</text:p>
          </table:table-cell>
        </table:table-row>
        <table:table-row table:style-name="ro2">
          <table:table-cell/>
          <table:table-cell office:value-type="string" calcext:value-type="string">
            <text:p>downpayment</text:p>
          </table:table-cell>
          <table:table-cell table:style-name="ce7" office:value-type="float" office:value="60000" calcext:value-type="float">
            <text:p>60.000,00</text:p>
          </table:table-cell>
          <table:table-cell office:value-type="string" calcext:value-type="string">
            <text:p>oop</text:p>
          </table:table-cell>
          <table:table-cell table:style-name="ce13" table:formula="of:=(([.E51]*[.C54])-([.C51]-[.C52]))/([.C51]-[.C52])" office:value-type="percentage" office:value="0.0806126387907254" calcext:value-type="percentage">
            <text:p>8,06%</text:p>
          </table:table-cell>
        </table:table-row>
        <table:table-row table:style-name="ro2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apr</text:p>
          </table:table-cell>
          <table:table-cell table:style-name="ce13" table:formula="of:=([.E52]/[.C54])*12" office:value-type="percentage" office:value="0.0483675832744352" calcext:value-type="percentage">
            <text:p>4,84%</text:p>
          </table:table-cell>
        </table:table-row>
        <table:table-row table:style-name="ro2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estcase 7</text:p>
          </table:table-cell>
          <table:table-cell table:style-name="ce4" office:value-type="string" calcext:value-type="string">
            <text:p>creditRatingB</text:p>
          </table:table-cell>
          <table:table-cell table:style-name="ce10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B</text:p>
          </table:table-cell>
          <table:table-cell table:style-name="ce11" office:value-type="string" calcext:value-type="string">
            <text:p>totalInterestRate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11" office:value-type="string" calcext:value-type="string">
            <text:p>monthlyDownPayment</text:p>
          </table:table-cell>
          <table:table-cell table:style-name="ce8" table:formula="of:=(([.C60]-[.C61])*(([.E59]/100)/12))/(1-(1+(([.E59]/100)/12))^-[.C63])" office:value-type="float" office:value="2179.59680448047" calcext:value-type="float">
            <text:p>2179,6</text:p>
          </table:table-cell>
        </table:table-row>
        <table:table-row table:style-name="ro2">
          <table:table-cell/>
          <table:table-cell office:value-type="string" calcext:value-type="string">
            <text:p>downpayment</text:p>
          </table:table-cell>
          <table:table-cell table:style-name="ce7" office:value-type="float" office:value="60000" calcext:value-type="float">
            <text:p>60.000,00</text:p>
          </table:table-cell>
          <table:table-cell office:value-type="string" calcext:value-type="string">
            <text:p>oop</text:p>
          </table:table-cell>
          <table:table-cell table:style-name="ce13" table:formula="of:=(([.E60]*[.C63])-([.C60]-[.C61]))/([.C60]-[.C61])" office:value-type="percentage" office:value="0.0897984022402363" calcext:value-type="percentage">
            <text:p>8,98%</text:p>
          </table:table-cell>
        </table:table-row>
        <table:table-row table:style-name="ro2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apr</text:p>
          </table:table-cell>
          <table:table-cell table:style-name="ce13" table:formula="of:=([.E61]/[.C63])*12" office:value-type="percentage" office:value="0.0538790413441418" calcext:value-type="percentage">
            <text:p>5,39%</text:p>
          </table:table-cell>
        </table:table-row>
        <table:table-row table:style-name="ro2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estcase 8</text:p>
          </table:table-cell>
          <table:table-cell table:style-name="ce4" office:value-type="string" calcext:value-type="string">
            <text:p>creditRatingC</text:p>
          </table:table-cell>
          <table:table-cell table:style-name="ce10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C</text:p>
          </table:table-cell>
          <table:table-cell table:style-name="ce11" office:value-type="string" calcext:value-type="string">
            <text:p>totalInterestRate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11" office:value-type="string" calcext:value-type="string">
            <text:p>monthlyDownPayment</text:p>
          </table:table-cell>
          <table:table-cell table:style-name="ce8" table:formula="of:=(([.C69]-[.C70])*(([.E68]/100)/12))/(1-(1+(([.E68]/100)/12))^-[.C72])" office:value-type="float" office:value="2198.0592987881" calcext:value-type="float">
            <text:p>2198,06</text:p>
          </table:table-cell>
        </table:table-row>
        <table:table-row table:style-name="ro2">
          <table:table-cell/>
          <table:table-cell office:value-type="string" calcext:value-type="string">
            <text:p>downpayment</text:p>
          </table:table-cell>
          <table:table-cell table:style-name="ce7" office:value-type="float" office:value="60000" calcext:value-type="float">
            <text:p>60.000,00</text:p>
          </table:table-cell>
          <table:table-cell office:value-type="string" calcext:value-type="string">
            <text:p>oop</text:p>
          </table:table-cell>
          <table:table-cell table:style-name="ce13" table:formula="of:=(([.E69]*[.C72])-([.C69]-[.C70]))/([.C69]-[.C70])" office:value-type="percentage" office:value="0.0990296493940499" calcext:value-type="percentage">
            <text:p>9,90%</text:p>
          </table:table-cell>
        </table:table-row>
        <table:table-row table:style-name="ro2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apr</text:p>
          </table:table-cell>
          <table:table-cell table:style-name="ce13" table:formula="of:=([.E70]/[.C72])*12" office:value-type="percentage" office:value="0.05941778963643" calcext:value-type="percentage">
            <text:p>5,94%</text:p>
          </table:table-cell>
        </table:table-row>
        <table:table-row table:style-name="ro2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estcase 9</text:p>
          </table:table-cell>
          <table:table-cell table:style-name="ce4" office:value-type="string" calcext:value-type="string">
            <text:p>creditRatingD</text:p>
          </table:table-cell>
          <table:table-cell table:style-name="ce10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D</text:p>
          </table:table-cell>
          <table:table-cell table:style-name="ce11" office:value-type="string" calcext:value-type="string">
            <text:p>Rejected</text:p>
          </table:table-cell>
          <table:table-cell table:style-name="ce8"/>
        </table:table-row>
        <table:table-row table:style-name="ro2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table:style-name="ce11"/>
          <table:table-cell table:style-name="ce8"/>
        </table:table-row>
        <table:table-row table:style-name="ro2">
          <table:table-cell/>
          <table:table-cell office:value-type="string" calcext:value-type="string">
            <text:p>downpayment</text:p>
          </table:table-cell>
          <table:table-cell table:style-name="ce7" office:value-type="float" office:value="60000" calcext:value-type="float">
            <text:p>60.000,00</text:p>
          </table:table-cell>
          <table:table-cell/>
          <table:table-cell table:style-name="ce13"/>
        </table:table-row>
        <table:table-row table:style-name="ro2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style-name="ce11"/>
          <table:table-cell table:style-name="ce13"/>
        </table:table-row>
        <table:table-row table:style-name="ro2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a" fo:country="DK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-00-0000</text:date>, <text:time style:data-style-name="N2" text:time-value="09:14:04.7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4S</meta:editing-duration>
    <meta:editing-cycles>20</meta:editing-cycles>
    <meta:generator>LibreOffice/4.4.2.2$Windows_x86 LibreOffice_project/c4c7d32d0d49397cad38d62472b0bc8acff48dd6</meta:generator>
    <dc:date>2015-05-22T09:59:54.943000000</dc:date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